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38.33pt" svg:height="275.98pt" svg:x="339.51pt" svg:y="58.73pt">
            <loext:p draw:notify-on-update-of-ranges="Sheet1.A2:Sheet1.A7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9:41:53.889936017</meta:creation-date>
    <dc:date>2017-12-28T19:56:10.561332766</dc:date>
    <meta:editing-duration>PT3M6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on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olid-type="c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92cm" svg:height="9.737cm" xlink:href=".." xlink:type="simple" chart:class="chart:bar" chart:style-name="ch1">
        <chart:title svg:x="8.116cm" svg:y="0.33cm" chart:style-name="ch2">
          <text:p>BAR GRAPH</text:p>
        </chart:title>
        <chart:legend svg:x="16.784cm" svg:y="4.347cm" style:legend-expansion="custom" chartooo:width="2.053cm" chartooo:height="1.096cm" style:legend-expansion-aspect-ratio="1.87317518248175" chart:style-name="ch3"/>
        <chart:plot-area chart:style-name="ch4" table:cell-range-address="Sheet1.A2:Sheet1.B7" chart:data-source-has-labels="row" svg:x="1.39cm" svg:y="1.303cm" svg:width="17.223cm" svg:height="7.2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67cm" svg:y="1.303cm" svg:width="16.234cm" svg:height="6.61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0.451cm" svg:y="5.426cm" chart:style-name="ch6">
              <text:p>YEAR</text:p>
            </chart:title>
          </chart:axis>
          <chart:axis chart:dimension="y" chart:name="primary-y" chart:style-name="ch7">
            <chart:title svg:x="7.933cm" svg:y="8.756cm" chart:style-name="ch8">
              <text:p>NUMBER OF APPLICATION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A2:Sheet1.A7" chart:class="chart:bar">
            <chart:data-point chart:repeated="6"/>
            <loext:propertry-mapping loext:property="BorderColor" loext:cell-range-address=""/>
          </chart:series>
          <chart:series chart:style-name="ch11" chart:values-cell-range-address="Sheet1.B2:Sheet1.B7" chart:class="chart:bar">
            <chart:data-point chart:repeated="6"/>
            <loext:propertry-mapping loext:property="BorderColor" loext:cell-range-address="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415607">
                <text:p>41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442114">
                <text:p>44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519427">
                <text:p>519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618727">
                <text:p>618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647803">
                <text:p>6478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